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73ceb" officeooo:paragraph-rsid="00173ceb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30303" style:font-name="Roboto" fo:font-size="13pt" fo:letter-spacing="normal" fo:font-style="normal" fo:font-weight="normal" officeooo:rsid="00173ceb" officeooo:paragraph-rsid="00173ceb" fo:background-color="#f9f9f9" style:font-size-asian="13pt" style:font-size-complex="13pt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30303" style:font-name="Roboto" fo:font-size="13pt" fo:letter-spacing="normal" fo:font-style="normal" fo:font-weight="normal" officeooo:rsid="00173ceb" officeooo:paragraph-rsid="001463a1" fo:background-color="#f9f9f9" style:font-size-asian="13pt" style:font-size-complex="13pt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30303" style:font-name="Roboto" fo:font-size="13pt" fo:letter-spacing="normal" fo:font-style="normal" fo:font-weight="normal" officeooo:paragraph-rsid="001463a1" fo:background-color="#f9f9f9" style:font-size-asian="13pt" style:font-size-complex="13pt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size="13pt" officeooo:rsid="00188e69" officeooo:paragraph-rsid="00188e69" style:font-size-asian="13pt" style:font-size-complex="13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463a1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a396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30303" style:font-name="Roboto" fo:font-size="13pt" fo:letter-spacing="normal" fo:font-style="normal" fo:font-weight="normal" officeooo:rsid="00173ceb" officeooo:paragraph-rsid="00188e69" fo:background-color="#f9f9f9" style:font-size-asian="13pt" style:font-size-complex="13pt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30303" style:font-name="Roboto" fo:font-size="13pt" fo:letter-spacing="normal" fo:font-style="normal" fo:font-weight="normal" officeooo:paragraph-rsid="001463a1" fo:background-color="#f9f9f9" style:font-size-asian="13pt" style:font-size-complex="13pt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30303" style:font-name="Roboto" fo:font-size="13pt" fo:letter-spacing="normal" fo:font-style="normal" fo:font-weight="normal" officeooo:rsid="001a396e" officeooo:paragraph-rsid="001a396e" fo:background-color="#f9f9f9" style:font-size-asian="13pt" style:font-size-complex="13pt" loext:padding="0cm" loext:border="none"/>
    </style:style>
    <style:style style:name="T1" style:family="text">
      <style:text-properties fo:font-variant="normal" fo:text-transform="none" fo:color="#030303" style:font-name="Roboto" fo:letter-spacing="normal" fo:font-style="normal" fo:font-weight="normal" fo:background-color="#f9f9f9" loext:char-shading-value="0" loext:padding="0cm" loext:border="none"/>
    </style:style>
    <style:style style:name="T2" style:family="text">
      <style:text-properties fo:font-variant="normal" fo:text-transform="none" fo:color="#030303" style:font-name="Roboto" fo:letter-spacing="normal" fo:font-style="normal" fo:font-weight="normal" officeooo:rsid="00173ceb" fo:background-color="#f9f9f9" loext:char-shading-value="0" loext:padding="0cm" loext:border="none"/>
    </style:style>
    <style:style style:name="T3" style:family="text">
      <style:text-properties fo:font-variant="normal" fo:text-transform="none" fo:color="#030303" style:font-name="Roboto" fo:letter-spacing="normal" fo:font-style="normal" fo:font-weight="normal" officeooo:rsid="001b1cd3" fo:background-color="#f9f9f9" loext:char-shading-value="0" loext:padding="0cm" loext:border="none"/>
    </style:style>
    <style:style style:name="T4" style:family="text">
      <style:text-properties fo:font-variant="normal" fo:text-transform="none" fo:color="#030303" style:font-name="Roboto" fo:font-size="13pt" fo:letter-spacing="normal" fo:font-style="normal" fo:font-weight="normal" fo:background-color="#f9f9f9" loext:char-shading-value="0" style:font-size-asian="13pt" style:font-size-complex="13pt" loext:padding="0cm" loext:border="none"/>
    </style:style>
    <style:style style:name="T5" style:family="text">
      <style:text-properties fo:font-variant="normal" fo:text-transform="none" fo:color="#030303" style:font-name="Roboto" fo:font-size="13pt" fo:letter-spacing="normal" fo:font-style="normal" fo:font-weight="normal" officeooo:rsid="00173ceb" fo:background-color="#f9f9f9" loext:char-shading-value="0" style:font-size-asian="13pt" style:font-size-complex="13pt" loext:padding="0cm" loext:border="none"/>
    </style:style>
    <style:style style:name="T6" style:family="text">
      <style:text-properties fo:font-variant="normal" fo:text-transform="none" fo:color="#030303" style:font-name="Roboto" fo:font-size="13pt" fo:letter-spacing="normal" fo:font-style="normal" fo:font-weight="normal" officeooo:rsid="001a1cd2" fo:background-color="#f9f9f9" loext:char-shading-value="0" style:font-size-asian="13pt" style:font-size-complex="13pt" loext:padding="0cm" loext:border="none"/>
    </style:style>
    <style:style style:name="T7" style:family="text">
      <style:text-properties fo:font-variant="normal" fo:text-transform="none" fo:color="#030303" style:font-name="Roboto" fo:font-size="13pt" fo:letter-spacing="normal" fo:font-style="normal" fo:font-weight="normal" officeooo:rsid="001a396e" fo:background-color="#f9f9f9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030303" style:text-line-through-style="none" style:text-line-through-type="none" style:font-name="Roboto" fo:font-size="13pt" fo:letter-spacing="normal" fo:font-style="normal" style:text-underline-style="none" fo:font-weight="normal" style:text-blinking="false" fo:background-color="#f9f9f9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Roboto" fo:font-size="13pt" fo:letter-spacing="normal" fo:font-style="normal" style:text-underline-style="none" fo:font-weight="normal" style:text-blinking="false" style:font-size-asian="13pt" style:font-size-complex="13pt"/>
    </style:style>
    <style:style style:name="T10" style:family="text">
      <style:text-properties officeooo:rsid="001a39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<text:span text:style-name="T2">D</text:span><text:span text:style-name="T1">ata Structure &amp; Algorithms – Contents </text:span><text:span text:style-name="T3">(William Fiset)</text:span></text:p>
      <text:p text:style-name="P2"><text:span text:style-name="T10"><text:tab/><text:tab/>(01) </text:span>Introduction</text:p>
      <text:p text:style-name="P6"><text:span text:style-name="T4">(</text:span><text:a xlink:type="simple" xlink:href="https://www.youtube.com/watch?v=RBSGKlAvoiM&amp;t=0s" text:style-name="Internet_20_link" text:visited-style-name="Visited_20_Internet_20_Link"><text:span text:style-name="T9">0:00:00</text:span></text:a><text:span text:style-name="T4">) Abstract data types <text:tab/><text:tab/><text:tab/></text:span></text:p>
      <text:p text:style-name="P6"><text:span text:style-name="T4">(</text:span><text:a xlink:type="simple" xlink:href="https://www.youtube.com/watch?v=RBSGKlAvoiM&amp;t=268s" text:style-name="Internet_20_link" text:visited-style-name="Visited_20_Internet_20_Link"><text:span text:style-name="T9">0:04:28</text:span></text:a><text:span text:style-name="T4">) Introduction to Big-O </text:span></text:p>
      <text:p text:style-name="P4"/>
      <text:p text:style-name="P2"><text:span text:style-name="T10"><text:tab/><text:tab/>(02) </text:span>Array</text:p>
      <text:p text:style-name="P6"><text:span text:style-name="T4">(</text:span><text:a xlink:type="simple" xlink:href="https://www.youtube.com/watch?v=RBSGKlAvoiM&amp;t=1020s" text:style-name="Internet_20_link" text:visited-style-name="Visited_20_Internet_20_Link"><text:span text:style-name="T9">0:17:00</text:span></text:a><text:span text:style-name="T4">) Dynamic and Static Arrays <text:tab/><text:tab/></text:span></text:p>
      <text:p text:style-name="P6"><text:span text:style-name="T4">(</text:span><text:a xlink:type="simple" xlink:href="https://www.youtube.com/watch?v=RBSGKlAvoiM&amp;t=1660s" text:style-name="Internet_20_link" text:visited-style-name="Visited_20_Internet_20_Link"><text:span text:style-name="T9">0:27:40</text:span></text:a><text:span text:style-name="T4">) Dynamic Array Code </text:span></text:p>
      <text:p text:style-name="P4"/>
      <text:p text:style-name="P10"><text:tab/><text:tab/>(03) Linked List</text:p>
      <text:p text:style-name="P6"><text:span text:style-name="T4">(</text:span><text:a xlink:type="simple" xlink:href="https://www.youtube.com/watch?v=RBSGKlAvoiM&amp;t=2103s" text:style-name="Internet_20_link" text:visited-style-name="Visited_20_Internet_20_Link"><text:span text:style-name="T9">0:35:03</text:span></text:a><text:span text:style-name="T4">) Linked Lists Introduction <text:tab/> <text:s text:c="3"/></text:span></text:p>
      <text:p text:style-name="P6"><text:span text:style-name="T4">(</text:span><text:a xlink:type="simple" xlink:href="https://www.youtube.com/watch?v=RBSGKlAvoiM&amp;t=2956s" text:style-name="Internet_20_link" text:visited-style-name="Visited_20_Internet_20_Link"><text:span text:style-name="T9">0:49:16</text:span></text:a><text:span text:style-name="T4">) Doubly Linked List Code </text:span></text:p>
      <text:p text:style-name="P4"/>
      <text:p text:style-name="P2"><text:span text:style-name="T10"><text:tab/><text:tab/>(04) </text:span>Stack</text:p>
      <text:p text:style-name="P6"><text:span text:style-name="T4">(</text:span><text:a xlink:type="simple" xlink:href="https://www.youtube.com/watch?v=RBSGKlAvoiM&amp;t=3506s" text:style-name="Internet_20_link" text:visited-style-name="Visited_20_Internet_20_Link"><text:span text:style-name="T9">0:58:26</text:span></text:a><text:span text:style-name="T4">) Stack Introduction <text:tab/><text:tab/><text:tab/></text:span></text:p>
      <text:p text:style-name="P6"><text:span text:style-name="T4">(</text:span><text:a xlink:type="simple" xlink:href="https://www.youtube.com/watch?v=RBSGKlAvoiM&amp;t=4180s" text:style-name="Internet_20_link" text:visited-style-name="Visited_20_Internet_20_Link"><text:span text:style-name="T9">1:09:40</text:span></text:a><text:span text:style-name="T4">) Stack Implementation </text:span></text:p>
      <text:p text:style-name="P6"><text:span text:style-name="T4">(</text:span><text:a xlink:type="simple" xlink:href="https://www.youtube.com/watch?v=RBSGKlAvoiM&amp;t=4369s" text:style-name="Internet_20_link" text:visited-style-name="Visited_20_Internet_20_Link"><text:span text:style-name="T9">1:12:49</text:span></text:a><text:span text:style-name="T4">) Stack Code <text:tab/><text:tab/><text:tab/><text:tab/></text:span></text:p>
      <text:p text:style-name="P4"/>
      <text:p text:style-name="P1"><text:span text:style-name="T4"><text:tab/><text:tab/></text:span><text:span text:style-name="T7">(05) </text:span><text:span text:style-name="T4">Que</text:span><text:span text:style-name="T6">u</text:span><text:span text:style-name="T4">e </text:span></text:p>
      <text:p text:style-name="P6"><text:span text:style-name="T4">(</text:span><text:a xlink:type="simple" xlink:href="https://www.youtube.com/watch?v=RBSGKlAvoiM&amp;t=4558s" text:style-name="Internet_20_link" text:visited-style-name="Visited_20_Internet_20_Link"><text:span text:style-name="T9">1:15:58</text:span></text:a><text:span text:style-name="T4">) Que</text:span><text:span text:style-name="T6">u</text:span><text:span text:style-name="T4">e Introduction </text:span></text:p>
      <text:p text:style-name="P6"><text:span text:style-name="T4">(</text:span><text:a xlink:type="simple" xlink:href="https://www.youtube.com/watch?v=RBSGKlAvoiM&amp;t=4923s" text:style-name="Internet_20_link" text:visited-style-name="Visited_20_Internet_20_Link"><text:span text:style-name="T9">1:22:03</text:span></text:a><text:span text:style-name="T4">) Que</text:span><text:span text:style-name="T6">u</text:span><text:span text:style-name="T4">e Implementation <text:tab/><text:tab/></text:span></text:p>
      <text:p text:style-name="P6"><text:span text:style-name="T4">(</text:span><text:a xlink:type="simple" xlink:href="https://www.youtube.com/watch?v=RBSGKlAvoiM&amp;t=5246s" text:style-name="Internet_20_link" text:visited-style-name="Visited_20_Internet_20_Link"><text:span text:style-name="T9">1:27:26</text:span></text:a><text:span text:style-name="T4">) Que</text:span><text:span text:style-name="T6">u</text:span><text:span text:style-name="T4">e Code </text:span></text:p>
      <text:p text:style-name="P4"/>
      <text:p text:style-name="P7"><text:span text:style-name="T4"><text:tab/><text:tab/></text:span><text:span text:style-name="T7">(06) </text:span><text:span text:style-name="T5">Priority Que</text:span><text:span text:style-name="T6">u</text:span><text:span text:style-name="T5">e</text:span></text:p>
      <text:p text:style-name="P6"><text:span text:style-name="T4">(</text:span><text:a xlink:type="simple" xlink:href="https://www.youtube.com/watch?v=RBSGKlAvoiM&amp;t=5492s" text:style-name="Internet_20_link" text:visited-style-name="Visited_20_Internet_20_Link"><text:span text:style-name="T9">1:31:32</text:span></text:a><text:span text:style-name="T4">) Priority Que</text:span><text:span text:style-name="T6">u</text:span><text:span text:style-name="T4">e Introduction </text:span></text:p>
      <text:p text:style-name="P6"><text:span text:style-name="T4">(</text:span><text:a xlink:type="simple" xlink:href="https://www.youtube.com/watch?v=RBSGKlAvoiM&amp;t=6256s" text:style-name="Internet_20_link" text:visited-style-name="Visited_20_Internet_20_Link"><text:span text:style-name="T9">1:44:16</text:span></text:a><text:span text:style-name="T4">) Priority Que</text:span><text:span text:style-name="T6">u</text:span><text:span text:style-name="T4">e Min Heaps and Max Heaps </text:span></text:p>
      <text:p text:style-name="P6"><text:span text:style-name="T4">(</text:span><text:a xlink:type="simple" xlink:href="https://www.youtube.com/watch?v=RBSGKlAvoiM&amp;t=6595s" text:style-name="Internet_20_link" text:visited-style-name="Visited_20_Internet_20_Link"><text:span text:style-name="T9">1:49:55</text:span></text:a><text:span text:style-name="T4">) Priority Que</text:span><text:span text:style-name="T6">u</text:span><text:span text:style-name="T4">e Inserting Elements </text:span></text:p>
      <text:p text:style-name="P6"><text:span text:style-name="T4">(</text:span><text:a xlink:type="simple" xlink:href="https://www.youtube.com/watch?v=RBSGKlAvoiM&amp;t=7167s" text:style-name="Internet_20_link" text:visited-style-name="Visited_20_Internet_20_Link"><text:span text:style-name="T9">1:59:27</text:span></text:a><text:span text:style-name="T4">) Priority Queue Removing Elements </text:span></text:p>
      <text:p text:style-name="P6"><text:span text:style-name="T4">(</text:span><text:a xlink:type="simple" xlink:href="https://www.youtube.com/watch?v=RBSGKlAvoiM&amp;t=7980s" text:style-name="Internet_20_link" text:visited-style-name="Visited_20_Internet_20_Link"><text:span text:style-name="T9">2:13:00</text:span></text:a><text:span text:style-name="T4">) Priority Queue Code <text:tab/><text:tab/> <text:s text:c="3"/></text:span></text:p>
      <text:p text:style-name="P4"/>
      <text:p text:style-name="P2"><text:tab/><text:tab/><text:span text:style-name="T10">(07) </text:span>Union</text:p>
      <text:p text:style-name="P6"><text:span text:style-name="T4">(</text:span><text:a xlink:type="simple" xlink:href="https://www.youtube.com/watch?v=RBSGKlAvoiM&amp;t=8906s" text:style-name="Internet_20_link" text:visited-style-name="Visited_20_Internet_20_Link"><text:span text:style-name="T9">2:28:26</text:span></text:a><text:span text:style-name="T4">) Union Find Introduction </text:span></text:p>
      <text:p text:style-name="P6"><text:span text:style-name="T4">(</text:span><text:a xlink:type="simple" xlink:href="https://www.youtube.com/watch?v=RBSGKlAvoiM&amp;t=9237s" text:style-name="Internet_20_link" text:visited-style-name="Visited_20_Internet_20_Link"><text:span text:style-name="T9">2:33:57</text:span></text:a><text:span text:style-name="T4">) Union Find Kruskal's Algorithm </text:span></text:p>
      <text:p text:style-name="P6"><text:span text:style-name="T4">(</text:span><text:a xlink:type="simple" xlink:href="https://www.youtube.com/watch?v=RBSGKlAvoiM&amp;t=9604s" text:style-name="Internet_20_link" text:visited-style-name="Visited_20_Internet_20_Link"><text:span text:style-name="T9">2:40:04</text:span></text:a><text:span text:style-name="T4">) Union Find - Union and Find Operations </text:span></text:p>
      <text:p text:style-name="P6"><text:span text:style-name="T4">(</text:span><text:a xlink:type="simple" xlink:href="https://www.youtube.com/watch?v=RBSGKlAvoiM&amp;t=10230s" text:style-name="Internet_20_link" text:visited-style-name="Visited_20_Internet_20_Link"><text:span text:style-name="T9">2:50:30</text:span></text:a><text:span text:style-name="T4">) Union Find Path Compression<text:tab/></text:span></text:p>
      <text:p text:style-name="P6"><text:span text:style-name="T4">(</text:span><text:a xlink:type="simple" xlink:href="https://www.youtube.com/watch?v=RBSGKlAvoiM&amp;t=10597s" text:style-name="Internet_20_link" text:visited-style-name="Visited_20_Internet_20_Link"><text:span text:style-name="T9">2:56:37</text:span></text:a><text:span text:style-name="T4">) Union Find Code </text:span></text:p>
      <text:p text:style-name="P4"/>
      <text:p text:style-name="P2"><text:tab/><text:tab/><text:span text:style-name="T10">(08) </text:span>Binary Search</text:p>
      <text:p text:style-name="P6"><text:span text:style-name="T4">(</text:span><text:a xlink:type="simple" xlink:href="https://www.youtube.com/watch?v=RBSGKlAvoiM&amp;t=11034s" text:style-name="Internet_20_link" text:visited-style-name="Visited_20_Internet_20_Link"><text:span text:style-name="T9">3:03:54</text:span></text:a><text:span text:style-name="T4">) Binary Search Tree Introduction </text:span></text:p>
      <text:p text:style-name="P6"><text:span text:style-name="T4">(</text:span><text:a xlink:type="simple" xlink:href="https://www.youtube.com/watch?v=RBSGKlAvoiM&amp;t=11757s" text:style-name="Internet_20_link" text:visited-style-name="Visited_20_Internet_20_Link"><text:span text:style-name="T9">3:15:57</text:span></text:a><text:span text:style-name="T4">) Binary Search Tree Insertion </text:span></text:p>
      <text:p text:style-name="P6"><text:span text:style-name="T4">(</text:span><text:a xlink:type="simple" xlink:href="https://www.youtube.com/watch?v=RBSGKlAvoiM&amp;t=12080s" text:style-name="Internet_20_link" text:visited-style-name="Visited_20_Internet_20_Link"><text:span text:style-name="T9">3:21:20</text:span></text:a><text:span text:style-name="T4">) Binary Search Tree Removal </text:span></text:p>
      <text:p text:style-name="P6"><text:span text:style-name="T4">(</text:span><text:a xlink:type="simple" xlink:href="https://www.youtube.com/watch?v=RBSGKlAvoiM&amp;t=12887s" text:style-name="Internet_20_link" text:visited-style-name="Visited_20_Internet_20_Link"><text:span text:style-name="T9">3:34:47</text:span></text:a><text:span text:style-name="T4">) Binary Search Tree Traversals </text:span></text:p>
      <text:p text:style-name="P6"><text:span text:style-name="T4">(</text:span><text:a xlink:type="simple" xlink:href="https://www.youtube.com/watch?v=RBSGKlAvoiM&amp;t=13577s" text:style-name="Internet_20_link" text:visited-style-name="Visited_20_Internet_20_Link"><text:span text:style-name="T9">3:46:17</text:span></text:a><text:span text:style-name="T4">) Binary Search Tree Code <text:tab/></text:span></text:p>
      <text:p text:style-name="P3"><text:soft-page-break/></text:p>
      <text:p text:style-name="P2"><text:tab/><text:tab/><text:span text:style-name="T10">(09) </text:span>Hash Table</text:p>
      <text:p text:style-name="P6"><text:span text:style-name="T4">(</text:span><text:a xlink:type="simple" xlink:href="https://www.youtube.com/watch?v=RBSGKlAvoiM&amp;t=14366s" text:style-name="Internet_20_link" text:visited-style-name="Visited_20_Internet_20_Link"><text:span text:style-name="T9">3:59:26</text:span></text:a><text:span text:style-name="T4">) Hash table hash function </text:span></text:p>
      <text:p text:style-name="P6"><text:span text:style-name="T4">(</text:span><text:a xlink:type="simple" xlink:href="https://www.youtube.com/watch?v=RBSGKlAvoiM&amp;t=15385s" text:style-name="Internet_20_link" text:visited-style-name="Visited_20_Internet_20_Link"><text:span text:style-name="T9">4:16:25</text:span></text:a><text:span text:style-name="T4">) Hash table separate chaining </text:span></text:p>
      <text:p text:style-name="P6"><text:span text:style-name="T4">(</text:span><text:a xlink:type="simple" xlink:href="https://www.youtube.com/watch?v=RBSGKlAvoiM&amp;t=15850s" text:style-name="Internet_20_link" text:visited-style-name="Visited_20_Internet_20_Link"><text:span text:style-name="T9">4:24:10</text:span></text:a><text:span text:style-name="T4">) Hash table separate chaining source code </text:span></text:p>
      <text:p text:style-name="P6"><text:span text:style-name="T4">(</text:span><text:a xlink:type="simple" xlink:href="https://www.youtube.com/watch?v=RBSGKlAvoiM&amp;t=16544s" text:style-name="Internet_20_link" text:visited-style-name="Visited_20_Internet_20_Link"><text:span text:style-name="T9">4:35:44</text:span></text:a><text:span text:style-name="T4">) Hash table open addressing </text:span></text:p>
      <text:p text:style-name="P6"><text:span text:style-name="T4">(</text:span><text:a xlink:type="simple" xlink:href="https://www.youtube.com/watch?v=RBSGKlAvoiM&amp;t=17196s" text:style-name="Internet_20_link" text:visited-style-name="Visited_20_Internet_20_Link"><text:span text:style-name="T9">4:46:36</text:span></text:a><text:span text:style-name="T4">) Hash table linear probing </text:span></text:p>
      <text:p text:style-name="P6"><text:span text:style-name="T4">(</text:span><text:a xlink:type="simple" xlink:href="https://www.youtube.com/watch?v=RBSGKlAvoiM&amp;t=18021s" text:style-name="Internet_20_link" text:visited-style-name="Visited_20_Internet_20_Link"><text:span text:style-name="T9">5:00:21</text:span></text:a><text:span text:style-name="T4">) Hash table quadratic probing </text:span></text:p>
      <text:p text:style-name="P6"><text:span text:style-name="T4">(</text:span><text:a xlink:type="simple" xlink:href="https://www.youtube.com/watch?v=RBSGKlAvoiM&amp;t=18572s" text:style-name="Internet_20_link" text:visited-style-name="Visited_20_Internet_20_Link"><text:span text:style-name="T9">5:09:32</text:span></text:a><text:span text:style-name="T4">) Hash table double hashing </text:span></text:p>
      <text:p text:style-name="P6"><text:span text:style-name="T4">(</text:span><text:a xlink:type="simple" xlink:href="https://www.youtube.com/watch?v=RBSGKlAvoiM&amp;t=19436s" text:style-name="Internet_20_link" text:visited-style-name="Visited_20_Internet_20_Link"><text:span text:style-name="T9">5:23:56</text:span></text:a><text:span text:style-name="T4">) Hash table open addressing removing </text:span></text:p>
      <text:p text:style-name="P6"><text:span text:style-name="T4">(</text:span><text:a xlink:type="simple" xlink:href="https://www.youtube.com/watch?v=RBSGKlAvoiM&amp;t=19862s" text:style-name="Internet_20_link" text:visited-style-name="Visited_20_Internet_20_Link"><text:span text:style-name="T9">5:31:02</text:span></text:a><text:span text:style-name="T4">) Hash table open addressing code </text:span></text:p>
      <text:p text:style-name="P4"/>
      <text:p text:style-name="P2"><text:tab/><text:tab/><text:span text:style-name="T10">(10) </text:span>Fenwick Tree</text:p>
      <text:p text:style-name="P6"><text:span text:style-name="T4">(</text:span><text:a xlink:type="simple" xlink:href="https://www.youtube.com/watch?v=RBSGKlAvoiM&amp;t=20736s" text:style-name="Internet_20_link" text:visited-style-name="Visited_20_Internet_20_Link"><text:span text:style-name="T9">5:45:36</text:span></text:a><text:span text:style-name="T4">) Fenwick Tree range queries </text:span></text:p>
      <text:p text:style-name="P6"><text:span text:style-name="T4">(</text:span><text:a xlink:type="simple" xlink:href="https://www.youtube.com/watch?v=RBSGKlAvoiM&amp;t=21526s" text:style-name="Internet_20_link" text:visited-style-name="Visited_20_Internet_20_Link"><text:span text:style-name="T9">5:58:46</text:span></text:a><text:span text:style-name="T4">) Fenwick Tree point updates </text:span></text:p>
      <text:p text:style-name="P6"><text:span text:style-name="T4">(</text:span><text:a xlink:type="simple" xlink:href="https://www.youtube.com/watch?v=RBSGKlAvoiM&amp;t=21789s" text:style-name="Internet_20_link" text:visited-style-name="Visited_20_Internet_20_Link"><text:span text:style-name="T9">6:03:09</text:span></text:a><text:span text:style-name="T4">) Fenwick Tree construction </text:span></text:p>
      <text:p text:style-name="P6"><text:span text:style-name="T4">(</text:span><text:a xlink:type="simple" xlink:href="https://www.youtube.com/watch?v=RBSGKlAvoiM&amp;t=22161s" text:style-name="Internet_20_link" text:visited-style-name="Visited_20_Internet_20_Link"><text:span text:style-name="T9">6:09:21</text:span></text:a><text:span text:style-name="T4">) Fenwick tree source code </text:span></text:p>
      <text:p text:style-name="P4"/>
      <text:p text:style-name="P2"><text:tab/><text:tab/><text:span text:style-name="T10">(11) </text:span>Suffix <text:span text:style-name="T10">(</text:span>&amp; Prefix<text:span text:style-name="T10">)</text:span></text:p>
      <text:p text:style-name="P6"><text:span text:style-name="T4">(</text:span><text:a xlink:type="simple" xlink:href="https://www.youtube.com/watch?v=RBSGKlAvoiM&amp;t=22487s" text:style-name="Internet_20_link" text:visited-style-name="Visited_20_Internet_20_Link"><text:span text:style-name="T9">6:14:47</text:span></text:a><text:span text:style-name="T4">) Suffix Array introduction </text:span></text:p>
      <text:p text:style-name="P6"><text:span text:style-name="T4">(</text:span><text:a xlink:type="simple" xlink:href="https://www.youtube.com/watch?v=RBSGKlAvoiM&amp;t=22674s" text:style-name="Internet_20_link" text:visited-style-name="Visited_20_Internet_20_Link"><text:span text:style-name="T9">6:17:54</text:span></text:a><text:span text:style-name="T4">) Longest Common Prefix (LCP) array </text:span></text:p>
      <text:p text:style-name="P6"><text:span text:style-name="T4">(</text:span><text:a xlink:type="simple" xlink:href="https://www.youtube.com/watch?v=RBSGKlAvoiM&amp;t=22867s" text:style-name="Internet_20_link" text:visited-style-name="Visited_20_Internet_20_Link"><text:span text:style-name="T9">6:21:07</text:span></text:a><text:span text:style-name="T4">) Suffix array finding unique substrings </text:span></text:p>
      <text:p text:style-name="P6"><text:span text:style-name="T4">(</text:span><text:a xlink:type="simple" xlink:href="https://www.youtube.com/watch?v=RBSGKlAvoiM&amp;t=23136s" text:style-name="Internet_20_link" text:visited-style-name="Visited_20_Internet_20_Link"><text:span text:style-name="T9">6:25:36</text:span></text:a><text:span text:style-name="T4">) Longest common substring problem suffix array </text:span></text:p>
      <text:p text:style-name="P6"><text:span text:style-name="T4">(</text:span><text:a xlink:type="simple" xlink:href="https://www.youtube.com/watch?v=RBSGKlAvoiM&amp;t=23824s" text:style-name="Internet_20_link" text:visited-style-name="Visited_20_Internet_20_Link"><text:span text:style-name="T9">6:37:04</text:span></text:a><text:span text:style-name="T4">) Longest common substring problem suffix array part 2 </text:span></text:p>
      <text:p text:style-name="P6"><text:span text:style-name="T4">(</text:span><text:a xlink:type="simple" xlink:href="https://www.youtube.com/watch?v=RBSGKlAvoiM&amp;t=24221s" text:style-name="Internet_20_link" text:visited-style-name="Visited_20_Internet_20_Link"><text:span text:style-name="T9">6:43:41</text:span></text:a><text:span text:style-name="T4">) Longest Repeated Substring suffix array </text:span></text:p>
      <text:p text:style-name="P4"/>
      <text:p text:style-name="P2"><text:tab/><text:tab/><text:span text:style-name="T10">(12) </text:span>AVL Tree</text:p>
      <text:p text:style-name="P1"><text:span text:style-name="T4">(</text:span><text:a xlink:type="simple" xlink:href="https://www.youtube.com/watch?v=RBSGKlAvoiM&amp;t=24493s" text:style-name="Internet_20_link" text:visited-style-name="Visited_20_Internet_20_Link"><text:span text:style-name="T8">6:48:13</text:span></text:a><text:span text:style-name="T4">) Balanced binary search tree rotations </text:span></text:p>
      <text:p text:style-name="P6"><text:span text:style-name="T4">(</text:span><text:a xlink:type="simple" xlink:href="https://www.youtube.com/watch?v=RBSGKlAvoiM&amp;t=25003s" text:style-name="Internet_20_link" text:visited-style-name="Visited_20_Internet_20_Link"><text:span text:style-name="T9">6:56:43</text:span></text:a><text:span text:style-name="T4">) AVL tree insertion <text:tab/><text:tab/><text:tab/></text:span></text:p>
      <text:p text:style-name="P6"><text:span text:style-name="T4">(</text:span><text:a xlink:type="simple" xlink:href="https://www.youtube.com/watch?v=RBSGKlAvoiM&amp;t=25542s" text:style-name="Internet_20_link" text:visited-style-name="Visited_20_Internet_20_Link"><text:span text:style-name="T9">7:05:42</text:span></text:a><text:span text:style-name="T4">) AVL tree removals </text:span></text:p>
      <text:p text:style-name="P6"><text:span text:style-name="T4">(</text:span><text:a xlink:type="simple" xlink:href="https://www.youtube.com/watch?v=RBSGKlAvoiM&amp;t=26052s" text:style-name="Internet_20_link" text:visited-style-name="Visited_20_Internet_20_Link"><text:span text:style-name="T9">7:14:12</text:span></text:a><text:span text:style-name="T4">) AVL tree source code </text:span></text:p>
      <text:p text:style-name="P2"/>
      <text:p text:style-name="P2"><text:tab/><text:tab/><text:span text:style-name="T10">(xx) </text:span>Indexed Priority Queue</text:p>
      <text:p text:style-name="P6"><text:span text:style-name="T4">(</text:span><text:a xlink:type="simple" xlink:href="https://www.youtube.com/watch?v=RBSGKlAvoiM&amp;t=27049s" text:style-name="Internet_20_link" text:visited-style-name="Visited_20_Internet_20_Link"><text:span text:style-name="T9">7:30:49</text:span></text:a><text:span text:style-name="T4">) Indexed Priority Queue | Data Structure </text:span></text:p>
      <text:p text:style-name="P6"><text:span text:style-name="T4">(</text:span><text:a xlink:type="simple" xlink:href="https://www.youtube.com/watch?v=RBSGKlAvoiM&amp;t=28510s" text:style-name="Internet_20_link" text:visited-style-name="Visited_20_Internet_20_Link"><text:span text:style-name="T9">7:55:10</text:span></text:a><text:span text:style-name="T4">) Indexed Priority Queue | Data Structure |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1:44:03.956159767</meta:creation-date>
    <dc:date>2020-04-01T19:47:58.702442600</dc:date>
    <meta:editing-duration>PT24M22S</meta:editing-duration>
    <meta:editing-cycles>6</meta:editing-cycles>
    <meta:generator>LibreOffice/6.0.7.3$Linux_X86_64 LibreOffice_project/00m0$Build-3</meta:generator>
    <meta:print-date>2020-04-01T19:47:22.478462368</meta:print-date>
    <meta:document-statistic meta:table-count="0" meta:image-count="0" meta:object-count="0" meta:page-count="2" meta:paragraph-count="66" meta:word-count="306" meta:character-count="2310" meta:non-whitespace-character-count="1962"/>
  </office:meta>
</office:document-meta>
</file>